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7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2.60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PR04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05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DD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I00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I01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I02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I03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I04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I05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I06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O07</text:p>
          </table:table-cell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06</text:p>
          </table:table-cell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O05</text:p>
          </table:table-cell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O04</text:p>
          </table:table-cell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VSS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O03</text:p>
          </table:table-cell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O02</text:p>
          </table:table-cell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O01</text:p>
          </table:table-cell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O00</text:p>
          </table:table-cell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I07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I08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R10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R11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R12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R13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R14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VDD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R15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I10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I11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I12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CI13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I14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I15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I16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I17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I18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R20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VSS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LK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PR21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PR22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PR23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PR24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R25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CI20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CI21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CI22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I23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CI24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CI25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VDD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CI26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CI27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CI28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CI30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CI31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CI32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CI33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CI34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CI35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CI36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CI37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VSS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CI40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CI41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CI42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CI43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CI44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CI45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CI46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CI47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D5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D4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D3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D2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VDD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D1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D0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CS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A3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A2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A1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A0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DO0</text:p>
          </table:table-cell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SDO1</text:p>
          </table:table-cell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BRIT</text:p>
          </table:table-cell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NCOL</text:p>
          </table:table-cell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VSS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CO10</text:p>
          </table:table-cell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CO9</text:p>
          </table:table-cell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CO8</text:p>
          </table:table-cell>
          <table:table-cell office:value-type="string">
            <text:p>OUT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SEL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SDI0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SDI1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PR00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PR01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PR02</text:p>
          </table:table-cell>
          <table:table-cell office:value-type="string">
            <text:p>IN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PR03</text:p>
          </table:table-cell>
          <table:table-cell office:value-type="string">
            <text:p>IN</text:p>
          </table:table-cell>
          <table:table-cell/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7">17/05/2020</text:date>, <text:time>05:4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5:50:10.72</meta:creation-date>
    <dc:date>2020-05-17T05:41:56.14</dc:date>
    <meta:editing-duration>PT7H48M13S</meta:editing-duration>
    <meta:editing-cycles>13</meta:editing-cycles>
    <meta:generator>OpenOffice/4.1.7$Win32 OpenOffice.org_project/417m1$Build-9800</meta:generator>
    <meta:document-statistic meta:table-count="3" meta:cell-count="291" meta:object-count="0"/>
  </office:meta>
</office:document-meta>
</file>